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officeooo:rsid="001835ea" officeooo:paragraph-rsid="001835ea"/>
    </style:style>
    <style:style style:name="P3" style:family="paragraph" style:parent-style-name="Text_20_body">
      <style:text-properties style:font-name="Arial" officeooo:rsid="001ad4e8" officeooo:paragraph-rsid="001ad4e8"/>
    </style:style>
    <style:style style:name="P4" style:family="paragraph" style:parent-style-name="Text_20_body">
      <style:text-properties style:font-name="Arial" officeooo:rsid="001c8152" officeooo:paragraph-rsid="001c8152"/>
    </style:style>
    <style:style style:name="P5" style:family="paragraph" style:parent-style-name="Text_20_body">
      <style:text-properties style:font-name="Arial" officeooo:rsid="001c8152" officeooo:paragraph-rsid="001c8152"/>
    </style:style>
    <style:style style:name="P6" style:family="paragraph" style:parent-style-name="Text_20_body">
      <style:text-properties style:font-name="Arial" officeooo:rsid="001f368b" officeooo:paragraph-rsid="001f368b"/>
    </style:style>
    <style:style style:name="P7" style:family="paragraph" style:parent-style-name="Text_20_body">
      <style:text-properties style:font-name="Arial" officeooo:rsid="002142ae" officeooo:paragraph-rsid="002142ae"/>
    </style:style>
    <style:style style:name="P8" style:family="paragraph" style:parent-style-name="Text_20_body">
      <style:text-properties style:font-name="Arial" officeooo:rsid="00230859" officeooo:paragraph-rsid="00230859"/>
    </style:style>
    <style:style style:name="P9" style:family="paragraph" style:parent-style-name="Text_20_body">
      <style:text-properties style:font-name="Arial" officeooo:paragraph-rsid="00230859"/>
    </style:style>
    <style:style style:name="P10" style:family="paragraph" style:parent-style-name="Text_20_body">
      <style:text-properties style:font-name="Arial" officeooo:rsid="001ad4e8" officeooo:paragraph-rsid="001ad4e8"/>
    </style:style>
    <style:style style:name="T1" style:family="text">
      <style:text-properties officeooo:rsid="0014e672"/>
    </style:style>
    <style:style style:name="T2" style:family="text">
      <style:text-properties officeooo:rsid="0015e1fa"/>
    </style:style>
    <style:style style:name="T3" style:family="text">
      <style:text-properties officeooo:rsid="001c8152"/>
    </style:style>
    <style:style style:name="T4" style:family="text">
      <style:text-properties officeooo:rsid="001e7b75"/>
    </style:style>
    <style:style style:name="T5" style:family="text">
      <style:text-properties officeooo:rsid="00230859"/>
    </style:style>
    <style:style style:name="T6" style:family="text">
      <style:text-properties officeooo:rsid="0024af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sting to check if tweets are getting fetched properly.</text:p>
      <text:p text:style-name="P1">Input:<text:tab/> #Rahul vs #Modi </text:p>
      <text:p text:style-name="P1">Output:</text:p>
      <text:p text:style-name="P1">"Search_Category","Tweeter_Hashtag","Tweeter_Handle","Tweet_Message","Tweet_Datetime","Tweet_Location","Tweet_RetweetCount","Tweet_FavoriteCount"</text:p>
      <text:p text:style-name="P1">"Modi vs Rahul","#Modi","malviyamit","Think India has become more communal under #Modi? Numbers will disappoint you.. http://t.co/KoVb96FxQP Truth has strange ways of emerging.","2015-10-15 17:52:56","","22","5"</text:p>
      <text:p text:style-name="P1">"Modi vs Rahul","#Modi","ANSHUL1002","@kiranshaw @ShekharGupta @SingaporeAir Hope our ""Liberals"" are not looking for some #Modi connection in this","2015-10-17 07:14:59","","0","0"</text:p>
      <text:p text:style-name="P1">"Modi vs Rahul","#Modi","graphicssharma","#Kejriwal blames again #Modi</text:p>
      <text:p text:style-name="P1">What his health minister was doing with #dengue in delhi","2015-10-17 07:14:40","","0","0"</text:p>
      <text:p text:style-name="P1">"Modi vs Rahul","#Modi","2dnishant","@anjali_damania @waglenikhil </text:p>
      <text:p text:style-name="P1">There r lots of meaning, </text:p>
      <text:p text:style-name="P1">But it's good approach</text:p>
      <text:p text:style-name="P1">#Modi ji have to learn from it","2015-10-17 07:13:40","","0","0"</text:p>
      <text:p text:style-name="P1">"Modi vs Rahul","#Modi","Vikash321Web","#Sasaram #voter: #Modi parrots the same lines everyday. Is this how a prime minister speaks? http://t.co/XZeW7pNKCU","2015-10-17 07:08:08","","0","0"</text:p>
      <text:p text:style-name="P1">"Modi vs Rahul","#Modi","Byrahulchhibber","In protest of #rape of #minor #girls in #Delhi is #arvindkejriwal resigning or he is waiting for the #silence of #Modi to be broken","2015-10-17 07:06:30","","1","0"</text:p>
      <text:p text:style-name="P1">"Modi vs Rahul","#Modi","Byrahulchhibber","I as a voter of #Modi thank #arvindkejriwal #presstitutes for not saying that he is the #rapist in the #rape #of #minor #girls of #Delhi","2015-10-17 07:04:13","","0","0"</text:p>
      <text:p text:style-name="P1">"Modi vs Rahul","#Modi","theinfomedia","Upcoming India Africa Forum Summit in New Delhi is going to be one of the biggest gatherings of African countries outside Africa.: PM #Modi","2015-10-17 07:03:46","","0","0"</text:p>
      <text:p text:style-name="P1">"Modi vs Rahul","#Modi","KhanSahabTweets","@malayarnjnsahoo @IndianExpress why do you support #Modi #RSS.Can't you live peacefully with us?","2015-10-17 07:03:35","","0","0"</text:p>
      <text:p text:style-name="P1"/>
      <text:p text:style-name="P1"/>
      <text:p text:style-name="P1"><text:soft-page-break/><text:span text:style-name="T1">2</text:span>) Hash Tag Generator</text:p>
      <text:p text:style-name="P1">Input: #hashtag,<text:line-break/>Output: #hashtag,</text:p>
      <text:p text:style-name="P1">Input: RCB is playing well in IPL-2015<text:line-break/>Output: #RCB, #IPL2015, #RCBISPLAYINGWELLINIPL2015</text:p>
      <text:p text:style-name="P1"/>
      <text:p text:style-name="P9"><text:span text:style-name="T5">3</text:span>) Tweet <text:span text:style-name="T5">write</text:span> operati<text:span text:style-name="T2">o</text:span>n:</text:p>
      <text:p text:style-name="P1">Input: File name and Python table containing tweet information in the format Search_category|Tweeter_Hashtag|Tweeter_Handle|Tweet_Message|Tweet_DateTime|Tweet_Location|Tweet_RetweetCount|Tweet_FavoriteCount. </text:p>
      <text:p text:style-name="P1">Output: Filename.csv file has to be created and tweet information has to be stored as it is presented. If already file exists then file should be overwritten.</text:p>
      <text:p text:style-name="P8"/>
      <text:p text:style-name="P8">4) <text:s/>Tweet read operation.</text:p>
      <text:p text:style-name="P1">Input: File Name from where tweet data has to be read back</text:p>
      <text:p text:style-name="P1">Output: Python table in the format Search_category|Tweeter_Hashtag|Tweeter_Handle|Tweet_Message|Tweet_DateTime|Tweet_Location|Tweet_RetweetCount|Tweet_FavoriteCount has to generated from the data present in the input csv file.</text:p>
      <text:p text:style-name="P1"/>
      <text:p text:style-name="P2"><text:span text:style-name="T6">5</text:span>) Reading CSV files from pharo</text:p>
      <text:p text:style-name="P2">Input - CSV file generated from the Tweet_Fetch module.</text:p>
      <text:p text:style-name="P2">Output - Generate list of objects for each row in the CSV file. Where each object is an object of type Tweet class which is created in MOOSE/Pharo</text:p>
      <text:p text:style-name="P2"/>
      <text:p text:style-name="P2"><text:span text:style-name="T6">6</text:span>) Main goal is to generate a windows command line exe. user can use that exe to fetch tweets and store in DB and File.</text:p>
      <text:p text:style-name="P2">Using document "Build windows command line exe " in design folder should be able to build windows command line</text:p>
      <text:p text:style-name="P2">Once built following things needs to be tested</text:p>
      <text:p text:style-name="P2">Input - hashtagreceiver.exe "Windows vs Linux"</text:p>
      <text:p text:style-name="P2">Output - Able to fetch all the tweets - store it in CSV as well as DB</text:p>
      <text:p text:style-name="P2">Input - hashtagreceiver.exe "Windows vs Linux" <text:s/>Also in TweetViz_Config_File.ini, make <text:soft-page-break/>File_Mode = 1</text:p>
      <text:p text:style-name="P2">Ouput - Able to fetch all the tweets - store only in CSV</text:p>
      <text:p text:style-name="P2">Input - hashtagreceiver.exe "Windows vs Linux" <text:s/>Also set Log_Level=10</text:p>
      <text:p text:style-name="P2">Output - All the logging should appear in tweet.log file.</text:p>
      <text:p text:style-name="P3"/>
      <text:p text:style-name="P3">7) <text:span text:style-name="T3">Test RT View Objects.</text:span></text:p>
      <text:p text:style-name="P3">Input: -</text:p>
      <text:p text:style-name="P3">Output - Read the csv file given as output by Tweet_Fetch module, generate list of users and list of tweets. For each of the tweets represent as boxes and for each of the user represent it as circles.</text:p>
      <text:p text:style-name="P4"/>
      <text:p text:style-name="P4">8) Setting up Hash Tag receiver deployment folder and binaries.</text:p>
      <text:p text:style-name="P4">Input: A folder containing all the necessary binaries in it.</text:p>
      <text:p text:style-name="P4">Output: Folder should be redistributable. Using HashTagReceiver.exe we can collect different tweets. Also using TweetVizConfig.ini file we can mention the number of tweets to fetch and place where the output file can be placed.</text:p>
      <text:p text:style-name="P4"/>
      <text:p text:style-name="P4">9) Visualization <text:span text:style-name="T4">of mouse hover </text:span>Test.</text:p>
      <text:p text:style-name="P4">Input: However the mouse around the graphical object.</text:p>
      <text:p text:style-name="P4">Output: It should popup the message - If object is a hashtag then tweeter hashtag which it is representing should appear., If object is user then tweeter handle of the user should appear., if object is tweet then corresponding message should appear.</text:p>
      <text:p text:style-name="P6"/>
      <text:p text:style-name="P6">10) Tweet message analysis done.</text:p>
      <text:p text:style-name="P6">Input - List of tweet objects read from CSV</text:p>
      <text:p text:style-name="P6">Output - Each tweet is represented by a circle. All the similar tweets are connected by an edg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9:10:30.302513415</meta:creation-date>
    <dc:date>2015-11-21T20:28:41.939504683</dc:date>
    <meta:editing-duration>PT1H3M11S</meta:editing-duration>
    <meta:editing-cycles>18</meta:editing-cycles>
    <meta:generator>LibreOffice/4.2.8.2$Linux_X86_64 LibreOffice_project/420m0$Build-2</meta:generator>
    <meta:document-statistic meta:table-count="0" meta:image-count="0" meta:object-count="0" meta:page-count="3" meta:paragraph-count="50" meta:word-count="659" meta:character-count="4800" meta:non-whitespace-character-count="4183"/>
  </office:meta>
</office:document-meta>
</file>